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5d37a" officeooo:paragraph-rsid="0015d37a"/>
    </style:style>
    <style:style style:name="P2" style:family="paragraph" style:parent-style-name="Standard">
      <style:text-properties officeooo:rsid="0017bd6b" officeooo:paragraph-rsid="0017bd6b"/>
    </style:style>
    <style:style style:name="P3" style:family="paragraph" style:parent-style-name="Standard">
      <style:text-properties officeooo:rsid="0018b361" officeooo:paragraph-rsid="0018b361"/>
    </style:style>
    <style:style style:name="P4" style:family="paragraph" style:parent-style-name="Standard">
      <style:text-properties officeooo:rsid="0019cd71" officeooo:paragraph-rsid="0019cd71"/>
    </style:style>
    <style:style style:name="P5" style:family="paragraph" style:parent-style-name="Standard">
      <style:text-properties officeooo:rsid="001ac8a5" officeooo:paragraph-rsid="001ac8a5"/>
    </style:style>
    <style:style style:name="P6" style:family="paragraph" style:parent-style-name="Standard">
      <style:text-properties officeooo:rsid="001dd7e1" officeooo:paragraph-rsid="001dd7e1"/>
    </style:style>
    <style:style style:name="P7" style:family="paragraph" style:parent-style-name="Standard">
      <style:text-properties officeooo:rsid="001f1101" officeooo:paragraph-rsid="001f1101"/>
    </style:style>
    <style:style style:name="P8" style:family="paragraph" style:parent-style-name="Standard">
      <style:text-properties officeooo:rsid="001fca50" officeooo:paragraph-rsid="001fca50"/>
    </style:style>
    <style:style style:name="P9" style:family="paragraph" style:parent-style-name="Standard">
      <style:text-properties officeooo:rsid="00204db9" officeooo:paragraph-rsid="00204db9"/>
    </style:style>
    <style:style style:name="P10" style:family="paragraph" style:parent-style-name="Standard">
      <style:text-properties officeooo:rsid="0020989c" officeooo:paragraph-rsid="0020989c"/>
    </style:style>
    <style:style style:name="P11" style:family="paragraph" style:parent-style-name="Standard">
      <style:text-properties officeooo:rsid="00211d43" officeooo:paragraph-rsid="00211d43"/>
    </style:style>
    <style:style style:name="P12" style:family="paragraph" style:parent-style-name="Standard">
      <style:text-properties officeooo:rsid="0024289c" officeooo:paragraph-rsid="0024289c"/>
    </style:style>
    <style:style style:name="P13" style:family="paragraph" style:parent-style-name="Standard">
      <style:text-properties officeooo:rsid="002474e2" officeooo:paragraph-rsid="002474e2"/>
    </style:style>
    <style:style style:name="P14" style:family="paragraph" style:parent-style-name="Standard">
      <style:text-properties officeooo:rsid="0015d37a" officeooo:paragraph-rsid="0015d37a"/>
    </style:style>
    <style:style style:name="P15" style:family="paragraph" style:parent-style-name="Standard">
      <style:text-properties officeooo:rsid="0015d37a" officeooo:paragraph-rsid="002612e0"/>
    </style:style>
    <style:style style:name="P16" style:family="paragraph" style:parent-style-name="Standard">
      <style:text-properties officeooo:rsid="0024da1e" officeooo:paragraph-rsid="0024da1e"/>
    </style:style>
    <style:style style:name="T1" style:family="text">
      <style:text-properties officeooo:rsid="0017bd6b"/>
    </style:style>
    <style:style style:name="T2" style:family="text">
      <style:text-properties officeooo:rsid="00211d43"/>
    </style:style>
    <style:style style:name="T3" style:family="text">
      <style:text-properties officeooo:rsid="00224889"/>
    </style:style>
    <style:style style:name="T4" style:family="text">
      <style:text-properties officeooo:rsid="0022a7b0"/>
    </style:style>
    <style:style style:name="T5" style:family="text">
      <style:text-properties officeooo:rsid="002474e2"/>
    </style:style>
    <style:style style:name="T6" style:family="text">
      <style:text-properties officeooo:rsid="0024da1e"/>
    </style:style>
    <style:style style:name="T7" style:family="text">
      <style:text-properties officeooo:rsid="002612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istory:</text:p>
      <text:p text:style-name="P5"><text:tab/>20170405<text:tab/>DEReese<text:tab/><text:tab/>Completed states for complex numbers, labels</text:p>
      <text:p text:style-name="P5"><text:tab/><text:tab/><text:tab/><text:tab/><text:tab/><text:tab/>(needed for keywords related to complex numbers), and</text:p>
      <text:p text:style-name="P5"><text:tab/><text:tab/><text:tab/><text:tab/><text:tab/><text:tab/>comments.</text:p>
      <text:p text:style-name="P12"><text:tab/>20170507<text:tab/>DEReese<text:tab/><text:tab/>Added special labels - i.e., labels that begin with %.<text:span text:style-name="T5"> This</text:span></text:p>
      <text:p text:style-name="P13"><text:tab/><text:tab/><text:tab/><text:tab/><text:tab/><text:tab/>type of label will be used for things like %I (sqrt (-1)),</text:p>
      <text:p text:style-name="P13"><text:tab/><text:tab/><text:tab/><text:tab/><text:tab/><text:tab/>Greek letters, etc.</text:p>
      <text:p text:style-name="P5"/>
      <text:p text:style-name="P5">STATE TRANSITIONS:</text:p>
      <text:p text:style-name="Standard"/>
      <text:p text:style-name="P1">lexicalStateStart:</text:p>
      <text:p text:style-name="P1"><text:tab/>letter:<text:tab/><text:tab/><text:tab/><text:tab/>state-&gt;lexicalStateInLabel</text:p>
      <text:p text:style-name="P12"><text:tab/>%<text:tab/><text:tab/><text:tab/><text:tab/>state-&gt;lexicalState<text:span text:style-name="T6">StartSpcl</text:span>Label</text:p>
      <text:p text:style-name="P1"><text:tab/>0:<text:tab/><text:tab/><text:tab/><text:tab/>state-&gt;lexicalStateStartSpecialInteger</text:p>
      <text:p text:style-name="P1"><text:tab/>1-9:<text:tab/><text:tab/><text:tab/><text:tab/>state-&gt;lexicalStateInDecimalInteger</text:p>
      <text:p text:style-name="P1"><text:tab/>+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-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(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)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.:<text:tab/><text:tab/><text:tab/><text:tab/>state-&gt;lexicalStateDot</text:p>
      <text:p text:style-name="P1"><text:tab/>*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/:<text:tab/><text:tab/><text:tab/><text:tab/>state-&gt;lexicalStateDivideOrComment</text:p>
      <text:p text:style-name="P1"><text:tab/>otherwise:<text:tab/><text:tab/><text:tab/>generate error</text:p>
      <text:p text:style-name="P6"><text:tab/><text:tab/><text:tab/><text:tab/><text:tab/>skip to next break</text:p>
      <text:p text:style-name="P1"><text:tab/><text:tab/><text:tab/><text:tab/><text:tab/>state-&gt;lexicalStateStart</text:p>
      <text:p text:style-name="P1"/>
      <text:p text:style-name="P1">lexicalStateInLabel:</text:p>
      <text:p text:style-name="P1"><text:tab/>letter:<text:tab/><text:tab/><text:tab/><text:tab/>state-&gt;lexicalStateInLabel</text:p>
      <text:p text:style-name="P1"><text:tab/>digit:<text:tab/><text:tab/><text:tab/><text:tab/>state-&gt;lexicalStateInLabel</text:p>
      <text:p text:style-name="P1"><text:tab/>_:<text:tab/><text:tab/><text:tab/><text:tab/>state-&gt;lexicalStateInLabel</text:p>
      <text:p text:style-name="P1"><text:tab/>otherwise:<text:tab/><text:tab/><text:tab/>collect <text:span text:style-name="T1">t</text:span>oken</text:p>
      <text:p text:style-name="P1"><text:tab/><text:tab/><text:tab/><text:tab/><text:tab/>state-&gt;lexicalStateStart</text:p>
      <text:p text:style-name="P1"/>
      <text:p text:style-name="P15"><text:span text:style-name="T7">lexicalStateStartSpclLabel:</text:span></text:p>
      <text:p text:style-name="P15"><text:span text:style-name="T7"><text:tab/>letter:<text:tab/><text:tab/><text:tab/><text:tab/>state-&gt;lexicalStateInLabel</text:span></text:p>
      <text:p text:style-name="P15"><text:span text:style-name="T7"><text:tab/>otherwise:<text:tab/><text:tab/><text:tab/>generate error</text:span></text:p>
      <text:p text:style-name="P15"><text:span text:style-name="T7"><text:tab/><text:tab/><text:tab/><text:tab/><text:tab/>skip to next break</text:span></text:p>
      <text:p text:style-name="P15"><text:span text:style-name="T7"><text:tab/><text:tab/><text:tab/><text:tab/><text:tab/>state-&gt;lexicalStateStart</text:span></text:p>
      <text:p text:style-name="P15"/>
      <text:p text:style-name="P15">lexicalStateStartSpecialInteger</text:p>
      <text:p text:style-name="P1"><text:tab/>0...7:<text:tab/><text:tab/><text:tab/><text:tab/>state-&gt;lexicalStateInOctalInteger</text:p>
      <text:p text:style-name="P2"><text:tab/>8...9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1"><text:soft-page-break/><text:tab/>b<text:span text:style-name="T4">, B</text:span>:<text:tab/><text:tab/><text:tab/><text:tab/>state-&gt;lexicalStateStartBinaryInteger</text:p>
      <text:p text:style-name="P1"><text:tab/><text:span text:style-name="T4">x, X</text:span>:<text:tab/><text:tab/><text:tab/><text:tab/>state-&gt;lexicalStateStartHexInteger</text:p>
      <text:p text:style-name="P8"><text:tab/>.:<text:tab/><text:tab/><text:tab/><text:tab/>state-&gt;lexicalStateStartDecimalReal</text:p>
      <text:p text:style-name="P7"><text:tab/>letter:<text:tab/><text:tab/><text:tab/><text:tab/>generate error.</text:p>
      <text:p text:style-name="P7"><text:tab/><text:tab/><text:tab/><text:tab/><text:tab/>skip to next break.</text:p>
      <text:p text:style-name="P7"><text:tab/><text:tab/><text:tab/><text:tab/><text:tab/>state-&gt;lexicalStateStart</text:p>
      <text:p text:style-name="P2"><text:tab/>otherwise:<text:tab/><text:tab/><text:tab/>collect token</text:p>
      <text:p text:style-name="P2"><text:tab/><text:tab/><text:tab/><text:tab/><text:tab/>state-&gt;lexicalStateStart</text:p>
      <text:p text:style-name="P1"/>
      <text:p text:style-name="P1">lexicalStateInDecimalInteger</text:p>
      <text:p text:style-name="P2"><text:tab/>0...9:<text:tab/><text:tab/><text:tab/><text:tab/>state-&gt;lexicalStateInDecimalInteger</text:p>
      <text:p text:style-name="P2"><text:tab/>_<text:tab/><text:tab/><text:tab/><text:tab/>state-&gt;lexicalStateInDecimalIntegerUnderscore</text:p>
      <text:p text:style-name="P2"><text:tab/>.<text:tab/><text:tab/><text:tab/><text:tab/>state-&gt;lexicalStateStartDecimalReal</text:p>
      <text:p text:style-name="P2"><text:tab/>letter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9"><text:tab/>otherwise:<text:tab/><text:tab/><text:tab/>collect Token</text:p>
      <text:p text:style-name="P9"><text:tab/><text:tab/><text:tab/><text:tab/><text:tab/>state-&gt;lexicalStateStart</text:p>
      <text:p text:style-name="P1"/>
      <text:p text:style-name="P2">lexicalStateInDecimalIntegerUnderscore:</text:p>
      <text:p text:style-name="P2"><text:tab/>0...9:<text:tab/><text:tab/><text:tab/><text:tab/>state-&gt;lexicalStateInDecimalInteger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2">lexicalStateStartDecimalReal</text:p>
      <text:p text:style-name="P2"><text:tab/>0...9:<text:tab/><text:tab/><text:tab/><text:tab/>state-&gt;lexicalStateInDecimalReal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2">lexicalStateInDecimalReal</text:p>
      <text:p text:style-name="P2"><text:tab/>0...9:<text:tab/><text:tab/><text:tab/><text:tab/>state-&gt;lexicalStateInDecimalReal</text:p>
      <text:p text:style-name="P2"><text:tab/>_:<text:tab/><text:tab/><text:tab/><text:tab/>state-&gt;lexicalStateInDecimalRealUnderscore</text:p>
      <text:p text:style-name="P10"><text:tab/>letter:<text:tab/><text:tab/><text:tab/><text:tab/>generate error</text:p>
      <text:p text:style-name="P10"><text:tab/><text:tab/><text:tab/><text:tab/><text:tab/>skip to next break</text:p>
      <text:p text:style-name="P10"><text:tab/><text:tab/><text:tab/><text:tab/><text:tab/>state -&gt; lexicalStateStart</text:p>
      <text:p text:style-name="P10"><text:tab/>otherwise:<text:tab/><text:tab/><text:tab/>collect token.</text:p>
      <text:p text:style-name="P10"><text:tab/><text:tab/><text:tab/><text:tab/><text:tab/>state -&gt; lexicalStateStart</text:p>
      <text:p text:style-name="P2"/>
      <text:p text:style-name="P2">lexicalStateInDecimalRealUnderscore</text:p>
      <text:p text:style-name="P2"><text:tab/>0...9:<text:tab/><text:tab/><text:tab/><text:tab/>state-&gt;lexicalStateInDecimalReal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1">lexicalStateInOctalInteger</text:p>
      <text:p text:style-name="P2"><text:tab/>0...7:<text:tab/><text:tab/><text:tab/><text:tab/>state-&gt;lexicalStateInOctalInteger</text:p>
      <text:p text:style-name="P2"><text:tab/>8...9:<text:tab/><text:tab/><text:tab/><text:tab/>generate error</text:p>
      <text:p text:style-name="P2"><text:soft-page-break/><text:tab/><text:tab/><text:tab/><text:tab/><text:tab/>skip to next break</text:p>
      <text:p text:style-name="P2"><text:tab/><text:tab/><text:tab/><text:tab/><text:tab/>state-&gt;lexicalStateStart</text:p>
      <text:p text:style-name="P2"><text:tab/>letter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><text:tab/>_:<text:tab/><text:tab/><text:tab/><text:tab/>state-&gt;lexicalStateInOctalIntegerUnderscore</text:p>
      <text:p text:style-name="P2"><text:tab/>otherwise:<text:tab/><text:tab/><text:tab/>collect token</text:p>
      <text:p text:style-name="P2"><text:tab/><text:tab/><text:tab/><text:tab/><text:tab/>state-&gt;lexicalStateStart</text:p>
      <text:p text:style-name="P2"/>
      <text:p text:style-name="P2">lexicalStateInOctalIntegerUnderscore</text:p>
      <text:p text:style-name="P2"><text:tab/>0...7:<text:tab/><text:tab/><text:tab/><text:tab/>state-&gt;lexicalStateInOctalInteger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1">lexicalStateStartBinaryInteger</text:p>
      <text:p text:style-name="P3"><text:tab/>0...1:<text:tab/><text:tab/><text:tab/><text:tab/>state-&gt;lexicalStateInBinaryInteger</text:p>
      <text:p text:style-name="P3"><text:tab/>otherwise:<text:tab/><text:tab/><text:tab/><text:span text:style-name="T2">generate error</text:span></text:p>
      <text:p text:style-name="P11"><text:tab/><text:tab/><text:tab/><text:tab/><text:tab/>skip to next break</text:p>
      <text:p text:style-name="P3"><text:tab/><text:tab/><text:tab/><text:tab/><text:tab/>state-&gt;lexicalStateStart</text:p>
      <text:p text:style-name="P3"/>
      <text:p text:style-name="P3">lexicalStateInBinaryInteger</text:p>
      <text:p text:style-name="P3"><text:tab/>0...1:<text:tab/><text:tab/><text:tab/><text:tab/>state-&gt;lexicalStateInBinaryInteger</text:p>
      <text:p text:style-name="P3"><text:tab/>2...9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letter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_:<text:tab/><text:tab/><text:tab/><text:tab/>state-&gt;lexicalStateInBinaryIntegerUnderscore</text:p>
      <text:p text:style-name="P3"><text:tab/>otherwise:<text:tab/><text:tab/><text:tab/>collect token</text:p>
      <text:p text:style-name="P3"><text:tab/><text:tab/><text:tab/><text:tab/><text:tab/>state-&gt;lexicalStateStart</text:p>
      <text:p text:style-name="P3"/>
      <text:p text:style-name="P3">lexicalStateInBinaryIntegerUnderscore</text:p>
      <text:p text:style-name="P3"><text:tab/>0...1:<text:tab/><text:tab/><text:tab/><text:tab/>state-&gt;lexicalStateInBinaryInteger</text:p>
      <text:p text:style-name="P3"><text:tab/>otherwise: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/>
      <text:p text:style-name="P1">lexicalStateStartHexInteger</text:p>
      <text:p text:style-name="P4"><text:tab/>0...9:<text:tab/><text:tab/><text:tab/><text:tab/>state-&gt;lexicalStateInHexInteger</text:p>
      <text:p text:style-name="P4"><text:tab/>a...f, A...F:<text:tab/><text:tab/><text:tab/>state-&gt;lexicalStateInHexInteger</text:p>
      <text:p text:style-name="P4"><text:tab/>other<text:span text:style-name="T3">wise</text:span>: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/>
      <text:p text:style-name="P4">lexicalStateInHexInteger</text:p>
      <text:p text:style-name="P4"><text:tab/>0...9:<text:tab/><text:tab/><text:tab/><text:tab/>state-&gt;lexicalStateInHexInteger</text:p>
      <text:p text:style-name="P4"><text:tab/>a...f, A...F:<text:tab/><text:tab/><text:tab/>state-&gt;lexicalStateInHexInteger</text:p>
      <text:p text:style-name="P4"><text:soft-page-break/><text:tab/>other letter: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><text:tab/>_:<text:tab/><text:tab/><text:tab/><text:tab/>state-&gt;lexicalStateInHexIntegerUnderscore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4"/>
      <text:p text:style-name="P4">lexicalStateInHexIntegerUnderscore</text:p>
      <text:p text:style-name="P4"><text:tab/>0...9:<text:tab/><text:tab/><text:tab/><text:tab/>state-&gt;lexicalStateInHexInteger</text:p>
      <text:p text:style-name="P4"><text:tab/>a...f, A...F<text:tab/><text:tab/><text:tab/>state-&gt;lexicalStateInHexInteger</text:p>
      <text:p text:style-name="P4"><text:tab/>otherwise: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/>
      <text:p text:style-name="P1">lexicalStateDot</text:p>
      <text:p text:style-name="P4"><text:tab/>0...9:<text:tab/><text:tab/><text:tab/><text:tab/>state-&gt;lexicalStateStartDecimalReal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1"/>
      <text:p text:style-name="P1">lexicalStateDivideOrComment</text:p>
      <text:p text:style-name="P4"><text:tab/>/:<text:tab/><text:tab/><text:tab/><text:tab/>skip to end of string or end of line</text:p>
      <text:p text:style-name="P4"><text:tab/><text:tab/><text:tab/><text:tab/><text:tab/>state-&gt;lexicalStateStart</text:p>
      <text:p text:style-name="P4"><text:tab/>*:<text:tab/><text:tab/><text:tab/><text:tab/>state-&gt;lexicalStateInComment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4"/>
      <text:p text:style-name="P4">lexicalStateInComment</text:p>
      <text:p text:style-name="P4"><text:tab/>*:<text:tab/><text:tab/><text:tab/><text:tab/>state-&gt;lexicalStateCheckEndComment</text:p>
      <text:p text:style-name="P4"><text:tab/>otherwise:<text:tab/><text:tab/><text:tab/>state-&gt;lexicalStateInComment</text:p>
      <text:p text:style-name="P4"/>
      <text:p text:style-name="P4">lexicalStateCheckEndComment</text:p>
      <text:p text:style-name="P4"><text:tab/>/:<text:tab/><text:tab/><text:tab/><text:tab/>state-&gt;lexicalStateStart</text:p>
      <text:p text:style-name="P4"><text:tab/>*:<text:tab/><text:tab/><text:tab/><text:tab/>state-&gt;lexicalStateCheckEndComment</text:p>
      <text:p text:style-name="P4"><text:tab/>otherwise:<text:tab/><text:tab/><text:tab/>state-&gt;lexicalStateInComme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2pt" style:font-name-asian="Arial" style:font-family-asian="Arial" style:font-family-generic-asian="swiss" style:font-size-asian="14pt" style:font-name-complex="Tibetan Machine Uni" style:font-family-complex="'Tibetan Machine Uni'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rial" style:font-family-asian="Arial" style:font-family-generic-asian="swiss" style:font-size-asian="12pt" style:font-style-asian="italic" style:font-name-complex="Tibetan Machine Uni" style:font-family-complex="'Tibetan Machine Un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05:25:58.211131059</meta:creation-date>
    <dc:date>2017-05-07T10:12:14.145837816</dc:date>
    <meta:editing-duration>PT2H51M4S</meta:editing-duration>
    <meta:editing-cycles>19</meta:editing-cycles>
    <meta:generator>LibreOffice/5.0.6.3$Linux_x86 LibreOffice_project/00m0$Build-3</meta:generator>
    <meta:document-statistic meta:table-count="0" meta:image-count="0" meta:object-count="0" meta:page-count="4" meta:paragraph-count="159" meta:word-count="384" meta:character-count="5083" meta:non-whitespace-character-count="4282"/>
  </office:meta>
</office:document-meta>
</file>